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inespaciado" style:master-page-name="MP0" style:family="paragraph">
      <style:paragraph-properties fo:break-before="page" fo:text-align="end" fo:line-height="150%">
        <style:tab-stops>
          <style:tab-stop style:type="center" style:position="2.8715in"/>
          <style:tab-stop style:type="right" style:position="5.7437in"/>
        </style:tab-stops>
      </style:paragraph-properties>
    </style:style>
    <style:style style:name="T12" style:parent-style-name="Fuentedepárrafopredeter.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P13" style:parent-style-name="Sinespaciado" style:family="paragraph">
      <style:paragraph-properties fo:text-align="end" fo:line-height="150%">
        <style:tab-stops>
          <style:tab-stop style:type="center" style:position="2.8715in"/>
          <style:tab-stop style:type="right" style:position="5.7437in"/>
        </style:tab-stops>
      </style:paragraph-properties>
    </style:style>
    <style:style style:name="T14" style:parent-style-name="Fuentedepárrafopredeter.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T15" style:parent-style-name="readonlyattribute" style:family="text">
      <style:text-properties style:font-name="Caladea" style:font-name-complex="Courier New" fo:font-weight="bold" style:font-weight-asian="bold" fo:color="#000000" fo:font-size="14pt" style:font-size-asian="14pt" style:font-size-complex="14pt" fo:language="es" fo:country="AR" style:language-asian="es" style:country-asian="AR"/>
    </style:style>
    <style:style style:name="P16" style:parent-style-name="Normal" style:family="paragraph">
      <style:paragraph-properties style:text-autospace="none"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17" style:parent-style-name="Normal" style:family="paragraph">
      <style:paragraph-properties style:text-autospace="none" fo:text-align="justify" fo:line-height="150%"/>
    </style:style>
    <style:style style:name="T18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19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0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1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2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3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4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5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6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7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8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29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0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1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2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3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4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5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6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7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8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39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0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1" style:parent-style-name="Fuentedepárrafopredeter." style:family="text">
      <style:text-properties style:font-name="Caladea" fo:color="#000000" fo:font-size="14pt" style:font-size-asian="14pt" style:font-size-complex="14pt" fo:language="es" fo:country="AR" style:language-asian="es" style:country-asian="AR"/>
    </style:style>
    <style:style style:name="T42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3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4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5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6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7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8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49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50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T51" style:parent-style-name="Fuentedepárrafopredeter." style:family="text"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52" style:parent-style-name="Sinespaciado" style:family="paragraph">
      <style:paragraph-properties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53" style:parent-style-name="Sinespaciado" style:family="paragraph">
      <style:paragraph-properties fo:text-align="justify" fo:line-height="150%"/>
      <style:text-properties style:font-name="Caladea" style:font-name-complex="Courier New" fo:color="#000000" fo:font-size="14pt" style:font-size-asian="14pt" style:font-size-complex="14pt" fo:language="es" fo:country="AR" style:language-asian="es" style:country-asian="AR"/>
    </style:style>
    <style:style style:name="P54" style:parent-style-name="Normal" style:family="paragraph">
      <style:paragraph-properties style:text-autospace="none" fo:text-align="justify" fo:line-height="150%"/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12">CUMPLIMIENTO INSTANCIA PREVIA DE MEDIACIÓN</text:span></text:p>
      <text:p text:style-name="P13"><text:span text:style-name="T14">Actuación TICKET Nº <text:s/></text:span><text:span text:style-name="T15">{{TICKET}}</text:span></text:p>
      <text:p text:style-name="P16"/>
      <text:p text:style-name="P17"><text:span text:style-name="T18">En la ciudad de Mendoza, a los<text:s/></text:span><text:span text:style-name="T19">{{FECHA_CERTIFICADO}}</text:span><text:span text:style-name="T20">, en Ticket iniciado por<text:s/></text:span><text:span text:style-name="T21">{{NOMBRE_SOLICITANTE}}</text:span>, <text:s/><text:span text:style-name="T22">D.N.I.<text:s/></text:span>{{DNI_SOLICITANTE}}<text:span text:style-name="T23">, y atento<text:s/></text:span><text:span text:style-name="T24">la información consignada por<text:s/></text:span><text:span text:style-name="T25">la</text:span><text:span text:style-name="T26"><text:s/>mism</text:span><text:span text:style-name="T27">a</text:span><text:span text:style-name="T28">,</text:span><text:span text:style-name="T29"><text:s/></text:span><text:span text:style-name="T30">se</text:span><text:span text:style-name="T31"><text:s/></text:span><text:span text:style-name="T32">advierte que<text:s/></text:span><text:span text:style-name="T33"><text:s/>la presente causa constituye al momento una causa no mediable</text:span><text:span text:style-name="T34">. Por lo expuesto se da por cumplida la etapa previa de la Ley N° 9120 res</text:span><text:span text:style-name="T35">pecto<text:s/></text:span><text:span text:style-name="T36">de</text:span><text:span text:style-name="T37"><text:s/></text:span><text:span text:style-name="T38">{{NOMBRE_PERSONA}}</text:span><text:span text:style-name="T39">, DNI<text:s/></text:span><text:span text:style-name="T40">{{DNI_PERSONA}}</text:span><text:span text:style-name="T41">,<text:s/></text:span><text:span text:style-name="T42">por lo<text:s/></text:span><text:span text:style-name="T43">que se extiende<text:s/></text:span><text:span text:style-name="T44">el<text:s/></text:span><text:span text:style-name="T45">presente<text:s/></text:span><text:span text:style-name="T46">certificado</text:span><text:span text:style-name="T47">,</text:span><text:span text:style-name="T48"><text:s/>que habilita iniciar la<text:s/></text:span><text:span text:style-name="T49">vía</text:span><text:span text:style-name="T50"><text:s/>judicial<text:s/></text:span><text:span text:style-name="T51">de reclamo.<text:s/></text:span></text:p>
      <text:p text:style-name="P52">Firma.<text:s/>{{AUTORIDAD_FIRMANTE}}.</text:p>
      <text:p text:style-name="P53">Firmado digitalmente en PDF (ver panel de firmas)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vg:panose-1="2 7 4 9 2 2 5 2 4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Roman 10cpi" svg:font-family="Roman 10cpi" style:font-family-generic="modern"/>
    <style:font-face style:name="Caladea" svg:font-family="Caladea" style:font-family-generic="roman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style:line-height-at-least="0.2166in"/>
      <style:text-properties style:font-name="Courier" fo:font-weight="bold" style:font-weight-asian="bold" style:font-weight-complex="normal" style:rfc-language-tag="es-ES_tradnl" fo:language="es" fo:hyphenate="false"/>
    </style:style>
    <style:style style:name="Normal" style:display-name="Normal" style:family="paragraph">
      <style:paragraph-properties fo:text-align="center" style:line-height-at-least="0.1666in"/>
      <style:text-properties style:font-weight-complex="bold" fo:letter-spacing="-0.002in" fo:font-size="12pt" style:font-size-asian="12pt" style:font-size-complex="12pt" fo:language="es" fo:country="ES" style:language-asian="es" style:country-asian="ES" fo:hyphenate="tru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Textodeglobo" style:display-name="Texto de globo" style:family="paragraph" style:parent-style-name="Normal">
      <style:paragraph-properties fo:line-height="100%"/>
      <style:text-properties style:font-name="Segoe UI" fo:font-size="9pt" style:font-size-asian="9pt" style:font-size-complex="9pt" fo:hyphenate="true"/>
    </style:style>
    <style:style style:name="TextodegloboCar" style:display-name="Texto de globo Car" style:family="text">
      <style:text-properties style:font-name="Segoe UI" style:font-name-complex="Segoe UI" style:font-weight-complex="bold" fo:letter-spacing="-0.002in" fo:font-size="9pt" style:font-size-asian="9pt" style:font-size-complex="9pt" fo:language="es" fo:country="ES" style:language-asian="es" style:country-asian="ES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weight-complex="normal" fo:letter-spacing="normal" fo:hyphenate="true"/>
    </style:style>
    <style:style style:name="Textoindependiente" style:display-name="Texto independiente" style:family="paragraph" style:parent-style-name="Normal">
      <style:paragraph-properties fo:widows="0" fo:orphans="0" style:text-autospace="none" fo:text-align="justify" fo:line-height="100%"/>
      <style:text-properties style:font-name="Arial" style:font-weight-complex="normal" fo:letter-spacing="normal" fo:language="en" fo:country="US" fo:hyphenate="true"/>
    </style:style>
    <style:style style:name="TextoindependienteCar" style:display-name="Texto independiente Car" style:family="text">
      <style:text-properties style:font-name="Arial" style:font-name-complex="Arial" fo:font-size="12pt" style:font-size-asian="12pt" style:font-size-complex="12pt" fo:language="en" fo:country="US" style:language-asian="es" style:country-asian="ES"/>
    </style:style>
    <style:style style:name="Subtítulo" style:display-name="Subtítulo" style:family="paragraph" style:parent-style-name="Normal">
      <style:paragraph-properties fo:widows="0" fo:orphans="0" style:text-autospace="none" fo:line-height="100%"/>
      <style:text-properties style:font-name="Arial" fo:font-weight="bold" style:font-weight-asian="bold" fo:letter-spacing="normal" fo:language="en" fo:country="US" fo:hyphenate="true"/>
    </style:style>
    <style:style style:name="SubtítuloCar" style:display-name="Subtítulo Car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Título" style:display-name="Título" style:family="paragraph" style:parent-style-name="Normal">
      <style:paragraph-properties fo:widows="0" fo:orphans="0" style:text-autospace="none" fo:line-height="150%"/>
      <style:text-properties style:font-name="Roman 10cpi" fo:font-weight="bold" style:font-weight-asian="bold" fo:color="#000000" fo:letter-spacing="normal" fo:language="en" fo:country="US" fo:hyphenate="true"/>
    </style:style>
    <style:style style:name="TítuloCar" style:display-name="Título Car" style:family="text">
      <style:text-properties style:font-name="Roman 10cpi" style:font-name-asian="Times New Roman" style:font-name-complex="Roman 10cpi" fo:font-weight="bold" style:font-weight-asian="bold" style:font-weight-complex="bold" fo:color="#000000" fo:font-size="12pt" style:font-size-asian="12pt" style:font-size-complex="12pt" fo:language="en" fo:country="US" style:language-asian="es" style:country-asian="ES"/>
    </style:style>
    <style:style style:name="Sinespaciado" style:display-name="Sin espaciado" style:family="paragraph">
      <style:paragraph-properties fo:text-align="center"/>
      <style:text-properties style:font-weight-complex="bold" fo:letter-spacing="-0.002in" fo:font-size="12pt" style:font-size-asian="12pt" style:font-size-complex="12pt" fo:language="es" fo:country="ES" style:language-asian="es" style:country-asian="ES" fo:hyphenate="true"/>
    </style:style>
    <style:style style:name="readonlyattribute" style:display-name="readonlyattribute" style:family="text" style:parent-style-name="Fuentedepárrafopredeter."/>
    <style:style style:name="readonlytextblock" style:display-name="readonlytextblock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4in" style:print-orientation="portrait" fo:margin-top="0.3937in" fo:margin-left="1.9687in" fo:margin-bottom="0.3937in" fo:margin-right="0.7875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1.575in"/>
      </style:header-style>
      <style:footer-style>
        <style:header-footer-properties style:dynamic-spacing="true" fo:min-height="0.7875in"/>
      </style:footer-style>
    </style:page-layout>
    <style:style style:name="P2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T3" style:parent-style-name="Fuentedepárrafopredeter." style:family="text">
      <style:text-properties fo:font-size="10pt" style:font-size-asian="10pt"/>
    </style:style>
    <style:style style:name="P4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5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6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P7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fo:hyphenate="false"/>
    </style:style>
    <style:style style:name="P8" style:parent-style-name="Encabezado" style:family="paragraph">
      <style:paragraph-properties fo:line-height="100%">
        <style:tab-stops>
          <style:tab-stop style:type="left" style:position="-0.5in"/>
        </style:tab-stops>
      </style:paragraph-properties>
      <style:text-properties style:rfc-language-tag="es-ES_tradnl" fo:language="es" fo:hyphenate="false"/>
    </style:style>
    <style:style style:name="P9" style:parent-style-name="Normal" style:family="paragraph">
      <style:paragraph-properties fo:margin-top="0.0972in" fo:line-height="0.0694in"/>
      <style:text-properties fo:font-size="5pt" style:font-size-asian="5pt" style:font-size-complex="5pt"/>
    </style:style>
    <style:style style:name="P10" style:parent-style-name="Normal" style:family="paragraph">
      <style:paragraph-properties fo:text-align="justify" style:line-height-at-least="0.2166in">
        <style:tab-stops>
          <style:tab-stop style:type="right" style:position="6.2979in"/>
        </style:tab-stops>
      </style:paragraph-properties>
      <style:text-properties fo:hyphenate="false"/>
    </style:style>
    <style:style style:name="T11" style:parent-style-name="Fuentedepárrafopredeter." style:family="text">
      <style:text-properties style:rfc-language-tag="es-ES_tradnl" fo:language="e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3.95208in" svg:height="1.0243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/>
      </style:header>
      <style:header-left>
        <text:p text:style-name="Encabezado"/>
      </style:header-left>
      <style:footer>
        <text:p text:style-name="P9"/>
        <text:p text:style-name="P10"><text:span text:style-name="T11"><text:tab/></text:span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Usuario</meta:initial-creator>
    <dc:creator>Renzo Bloise</dc:creator>
    <meta:creation-date>2025-03-16T23:22:00Z</meta:creation-date>
    <dc:date>2025-03-16T23:22:00Z</dc:date>
    <meta:print-date>2024-09-25T12:20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98" meta:character-count="636" meta:row-count="4" meta:non-whitespace-character-count="539"/>
  </office:meta>
</office:document-meta>
</file>